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25-01-15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24-01-09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23-01-26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22-02-07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21-01-29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20-01-2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19-02-05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17-12-11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17-01-25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16-01-04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14-12-11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13-12-19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13-01-23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12-01-04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11-01-13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10-01-21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09-01-13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08-01-2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07-02-07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06-01-10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05-02-04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04-02-27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03-01-1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0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2001-02-13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1999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0336" calcext:value-type="float">
            <text:p>49.1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1998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1997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1996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199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1994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199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199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2072" calcext:value-type="float">
            <text:p>48.5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1984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29095043501</text:p>
          </table:table-cell>
          <table:table-cell office:value-type="string" calcext:value-type="string">
            <text:p>1978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